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Droid Sans Mono" svg:font-family="Droid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 - " style:num-format="1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number>
      <text:list-level-style-number text:level="2" style:num-suffix=") " style:num-format="a" style:num-letter-sync="true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Textbody" style:family="paragraph"/>
    <style:style style:name="P17" style:parent-style-name="Textbody" style:family="paragraph"/>
    <style:style style:name="T18" style:parent-style-name="Configuración" style:family="text">
      <style:text-properties fo:font-weight="normal" style:font-weight-asian="normal"/>
    </style:style>
    <style:style style:name="P19" style:parent-style-name="Textbody" style:family="paragraph"/>
    <style:style style:name="T20" style:parent-style-name="Configuración" style:family="text">
      <style:text-properties fo:font-weight="normal" style:font-weight-asian="normal"/>
    </style:style>
    <style:style style:name="P21" style:parent-style-name="Textbody" style:family="paragraph"/>
    <style:style style:name="T22" style:parent-style-name="Configuración" style:family="text">
      <style:text-properties fo:font-weight="normal" style:font-weight-asian="normal"/>
    </style:style>
    <style:style style:name="P23" style:parent-style-name="Textbody" style:family="paragraph"/>
    <style:style style:name="P24" style:parent-style-name="Textbody" style:family="paragraph"/>
    <style:style style:name="T25" style:parent-style-name="Configuración" style:family="text">
      <style:text-properties fo:font-weight="normal" style:font-weight-asian="normal"/>
    </style:style>
    <style:style style:name="P26" style:parent-style-name="Textbody" style:family="paragraph"/>
    <style:style style:name="T27" style:parent-style-name="Configuración" style:family="text">
      <style:text-properties fo:font-weight="normal" style:font-weight-asian="normal"/>
    </style:style>
    <style:style style:name="P28" style:parent-style-name="Textbody" style:family="paragraph"/>
    <style:style style:name="T29" style:parent-style-name="Configuración" style:family="text">
      <style:text-properties fo:font-weight="normal" style:font-weight-asian="normal"/>
    </style:style>
    <style:style style:name="P30" style:parent-style-name="Textbody" style:family="paragraph"/>
    <style:style style:name="P31" style:parent-style-name="Textbody" style:family="paragraph"/>
    <style:style style:name="T32" style:parent-style-name="Configuración" style:family="text">
      <style:text-properties fo:font-weight="normal" style:font-weight-asian="normal"/>
    </style:style>
    <style:style style:name="P33" style:parent-style-name="Textbody" style:family="paragraph"/>
    <style:style style:name="T34" style:parent-style-name="Configuración" style:family="text">
      <style:text-properties fo:font-weight="normal" style:font-weight-asian="normal"/>
    </style:style>
    <style:style style:name="P35" style:parent-style-name="Textbody" style:family="paragraph"/>
    <style:style style:name="T36" style:parent-style-name="Configuración" style:family="text">
      <style:text-properties fo:font-weight="normal" style:font-weight-asian="normal"/>
    </style:style>
    <style:style style:name="P37" style:parent-style-name="Textbody" style:family="paragraph"/>
    <style:style style:name="T38" style:parent-style-name="Configuración" style:family="text">
      <style:text-properties fo:font-weight="normal" style:font-weight-asian="normal"/>
    </style:style>
    <style:style style:name="P39" style:parent-style-name="Textbody" style:family="paragraph"/>
    <style:style style:name="T40" style:parent-style-name="Configuración" style:family="text">
      <style:text-properties fo:font-weight="normal" style:font-weight-asian="normal"/>
    </style:style>
    <style:style style:name="P41" style:parent-style-name="Textbody" style:family="paragraph"/>
    <style:style style:name="T42" style:parent-style-name="Configuración" style:family="text">
      <style:text-properties fo:font-weight="normal" style:font-weight-asian="normal"/>
    </style:style>
    <style:style style:name="P43" style:parent-style-name="Textbody" style:family="paragraph"/>
    <style:style style:name="P44" style:parent-style-name="Textbody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Configuración" style:family="text">
      <style:text-properties fo:font-weight="normal" style:font-weight-asian="normal"/>
    </style:style>
    <style:style style:name="P47" style:parent-style-name="Textbody" style:family="paragraph"/>
    <style:style style:name="T48" style:parent-style-name="Configuración" style:family="text">
      <style:text-properties fo:font-weight="normal" style:font-weight-asian="normal"/>
    </style:style>
    <style:style style:name="P49" style:parent-style-name="Textbody" style:family="paragraph"/>
    <style:style style:name="T50" style:parent-style-name="Configuración" style:family="text">
      <style:text-properties fo:font-weight="normal" style:font-weight-asian="normal"/>
    </style:style>
    <style:style style:name="T51" style:parent-style-name="Configuración" style:family="text">
      <style:text-properties fo:font-weight="normal" style:font-weight-asian="normal"/>
    </style:style>
    <style:style style:name="P52" style:parent-style-name="Textbody" style:family="paragraph"/>
    <style:style style:name="T53" style:parent-style-name="Configuración" style:family="text">
      <style:text-properties fo:font-weight="normal" style:font-weight-asian="normal"/>
    </style:style>
    <style:style style:name="P54" style:parent-style-name="Textbody" style:family="paragraph"/>
    <style:style style:name="T55" style:parent-style-name="Configuración" style:family="text">
      <style:text-properties fo:font-weight="normal" style:font-weight-asian="normal"/>
    </style:style>
    <style:style style:name="P56" style:parent-style-name="Textbody" style:family="paragraph"/>
    <style:style style:name="T57" style:parent-style-name="Configuración" style:family="text">
      <style:text-properties fo:font-weight="normal" style:font-weight-asian="normal"/>
    </style:style>
    <style:style style:name="P58" style:parent-style-name="Textbody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Textbody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Textbody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Textbody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Configuración" style:family="text">
      <style:text-properties fo:font-weight="normal" style:font-weight-asian="normal"/>
    </style:style>
    <style:style style:name="P67" style:parent-style-name="Textbody" style:family="paragraph"/>
    <style:style style:name="T68" style:parent-style-name="Configuración" style:family="text">
      <style:text-properties fo:font-weight="normal" style:font-weight-asian="normal"/>
    </style:style>
    <style:style style:name="P69" style:parent-style-name="Textbody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Configuración" style:family="text">
      <style:text-properties fo:font-weight="normal" style:font-weight-asian="normal"/>
    </style:style>
    <style:style style:name="T72" style:parent-style-name="Configuración" style:family="text">
      <style:text-properties fo:font-weight="normal" style:font-weight-asian="normal"/>
    </style:style>
    <style:style style:name="P73" style:parent-style-name="Textbody" style:family="paragraph"/>
    <style:style style:name="T74" style:parent-style-name="Configuración" style:family="text">
      <style:text-properties fo:font-weight="normal" style:font-weight-asian="normal"/>
    </style:style>
    <style:style style:name="P75" style:parent-style-name="Textbody" style:family="paragraph"/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Configuración" style:family="text">
      <style:text-properties fo:font-weight="normal" style:font-weight-asian="normal"/>
    </style:style>
    <style:style style:name="P78" style:parent-style-name="Textbody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Configuración" style:family="text">
      <style:text-properties fo:font-weight="normal" style:font-weight-asian="normal"/>
    </style:style>
    <style:style style:name="T81" style:parent-style-name="Configuración" style:family="text">
      <style:text-properties fo:font-weight="normal" style:font-weight-asian="normal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Textbody" style:family="paragraph"/>
    <style:style style:name="T86" style:parent-style-name="Configuración" style:family="text">
      <style:text-properties fo:font-weight="normal" style:font-weight-asian="normal"/>
    </style:style>
    <style:style style:name="P87" style:parent-style-name="Textbody" style:family="paragraph"/>
    <style:style style:name="T88" style:parent-style-name="Configuración" style:family="text">
      <style:text-properties fo:font-weight="normal" style:font-weight-asian="normal"/>
    </style:style>
    <style:style style:name="P89" style:parent-style-name="Textbody" style:family="paragraph"/>
    <style:style style:name="T90" style:parent-style-name="Configuración" style:family="text">
      <style:text-properties fo:font-weight="normal" style:font-weight-asian="normal"/>
    </style:style>
    <style:style style:name="P91" style:parent-style-name="Textbody" style:family="paragraph"/>
    <style:style style:name="T92" style:parent-style-name="Configuración" style:family="text">
      <style:text-properties fo:font-weight="normal" style:font-weight-asian="normal"/>
    </style:style>
    <style:style style:name="P93" style:parent-style-name="Textbody" style:family="paragraph"/>
    <style:style style:name="T94" style:parent-style-name="Configuración" style:family="text">
      <style:text-properties fo:font-weight="normal" style:font-weight-asian="normal"/>
    </style:style>
  </office:automatic-styles>
  <office:body>
    <office:text text:use-soft-page-breaks="true">
      <text:p text:style-name="P1">Analitzadors de protocols</text:p>
      <text:p text:style-name="Textbody"/>
      <text:p text:style-name="Textbody">Deixant de banda les possibilitats que ofereixen per a la pirateria informàtica, els analitzadors de protocols (també anomenats<text:s/><text:span text:style-name="T8">sniffers</text:span>) poden ser útils<text:s/>per:</text:p>
      <text:list text:style-name="LFO5" text:continue-numbering="true">
        <text:list-item>
          <text:p text:style-name="P9">Analitzar i resoldre problemes d'una xarxa</text:p>
        </text:list-item>
        <text:list-item>
          <text:p text:style-name="P10">Comprovar el funcionament del programari de comunicacions</text:p>
        </text:list-item>
        <text:list-item>
          <text:p text:style-name="P11">Conèixer el funcionament de les xarxes i els protocols de comunicació</text:p>
        </text:list-item>
        <text:list-item>
          <text:p text:style-name="P12">Desenvolupar i provar nous protocols</text:p>
        </text:list-item>
      </text:list>
      <text:p text:style-name="Textbody"/>
      <text:p text:style-name="Textbody">Un dels programes lliures més coneguts, útils i senzills d'utilitzar és el<text:s/><text:span text:style-name="T13">Wireshark</text:span>.</text:p>
      <text:p text:style-name="Textbody">Amb aquesta pràctica es pretén que conegueu algunes possibilitats d'aquest programa, però sobre tot l'estructura de les dades que viatgen per la xarxa.</text:p>
      <text:p text:style-name="Textbody"/>
      <text:p text:style-name="Textbody"/>
      <text:h text:style-name="Título2" text:outline-level="2">ANÀLISI DE TRAMES AMB WIRESHARK (6 punts)</text:h>
      <text:p text:style-name="Textbody"/>
      <text:p text:style-name="Textbody"><text:span text:style-name="T14">ATENCIÓ:</text:span><text:s/>si no<text:s/>es diu el contrari, quan es parla de capes, sempre es fa referència al model TCP/IP, no al model OSI</text:p>
      <text:p text:style-name="Textbody"/>
      <text:p text:style-name="Textbody">Obre amb Wireshark la captura de dades<text:s/><text:span text:style-name="T15">google.pcapng</text:span></text:p>
      <text:p text:style-name="Textbody">Realitza els següents exercicis i contesta les preguntes en<text:s/><text:span text:style-name="Configuración">color blau</text:span>.</text:p>
      <text:p text:style-name="Textbody"/>
      <text:list text:style-name="LFO6" text:continue-numbering="true">
        <text:list-item>
          <text:p text:style-name="P16">Analitza el protocol TCP</text:p>
          <text:list text:continue-numbering="true">
            <text:list-item>
              <text:p text:style-name="P17">Quines són les trames amb què s'estableix la connexió amb el servidor?</text:p>
            </text:list-item>
          </text:list>
        </text:list-item>
      </text:list>
      <text:p text:style-name="Textbody"><text:span text:style-name="T18">RESPOSTA</text:span></text:p>
      <text:list text:style-name="LFO6" text:continue-numbering="true">
        <text:list-item>
          <text:list>
            <text:list-item>
              <text:p text:style-name="P19">Quines són les trames amb què es tanca la connexió amb el servidor?</text:p>
            </text:list-item>
          </text:list>
        </text:list-item>
      </text:list>
      <text:p text:style-name="Textbody"><text:span text:style-name="T20">RESPOSTA</text:span></text:p>
      <text:list text:style-name="LFO6" text:continue-numbering="true">
        <text:list-item>
          <text:list>
            <text:list-item>
              <text:p text:style-name="P21">Mira el “Acknowledgment number” de la trama 32. Què indica aquest número?</text:p>
            </text:list-item>
          </text:list>
        </text:list-item>
      </text:list>
      <text:p text:style-name="Textbody"><text:span text:style-name="T22">RESPOSTA</text:span></text:p>
      <text:list text:style-name="LFO6" text:continue-numbering="true">
        <text:list-item>
          <text:list>
            <text:list-item>
              <text:p text:style-name="P23">En la trama 32:</text:p>
              <text:list text:continue-numbering="true">
                <text:list-item>
                  <text:p text:style-name="P24">Quins són els ports origen i destí?</text:p>
                </text:list-item>
              </text:list>
            </text:list-item>
          </text:list>
        </text:list-item>
      </text:list>
      <text:p text:style-name="Textbody"><text:span text:style-name="T25">RESPOSTA</text:span></text:p>
      <text:list text:style-name="LFO6" text:continue-numbering="true">
        <text:list-item>
          <text:list>
            <text:list-item>
              <text:list>
                <text:list-item>
                  <text:p text:style-name="P26">A quin protocol correspon el port de destí?</text:p>
                </text:list-item>
              </text:list>
            </text:list-item>
          </text:list>
        </text:list-item>
      </text:list>
      <text:p text:style-name="Textbody"><text:span text:style-name="T27">RESPOSTA</text:span></text:p>
      <text:list text:style-name="LFO6" text:continue-numbering="true">
        <text:list-item>
          <text:list>
            <text:list-item>
              <text:list>
                <text:list-item>
                  <text:p text:style-name="P28">Per a què s’utilitza aquest protocol?</text:p>
                </text:list-item>
              </text:list>
            </text:list-item>
          </text:list>
        </text:list-item>
      </text:list>
      <text:p text:style-name="Textbody"><text:span text:style-name="T29">RESPOSTA</text:span></text:p>
      <text:p text:style-name="Textbody"/>
      <text:list text:style-name="LFO6" text:continue-numbering="true">
        <text:list-item>
          <text:p text:style-name="P30">Analitza la trama nº 52</text:p>
          <text:list text:continue-numbering="true">
            <text:list-item>
              <text:p text:style-name="P31">Quins protocols utilitza a les capes 3 i 4?</text:p>
            </text:list-item>
          </text:list>
        </text:list-item>
      </text:list>
      <text:p text:style-name="Textbody"><text:span text:style-name="T32">RESPOSTA</text:span></text:p>
      <text:list text:style-name="LFO6" text:continue-numbering="true">
        <text:list-item>
          <text:list>
            <text:list-item>
              <text:p text:style-name="P33">Què es demana en aquest missatge?</text:p>
            </text:list-item>
          </text:list>
        </text:list-item>
      </text:list>
      <text:p text:style-name="Textbody"><text:span text:style-name="T34">RESPOSTA</text:span></text:p>
      <text:list text:style-name="LFO6" text:continue-numbering="true">
        <text:list-item>
          <text:list>
            <text:list-item>
              <text:p text:style-name="P35">Indica les IPs i els ports d'origen i de destí</text:p>
            </text:list-item>
          </text:list>
        </text:list-item>
      </text:list>
      <text:p text:style-name="Textbody"><text:span text:style-name="T36">RESPOSTA</text:span></text:p>
      <text:list text:style-name="LFO6" text:continue-numbering="true">
        <text:list-item>
          <text:list>
            <text:list-item>
              <text:p text:style-name="P37">Fes un esquema de la trama indicant el protocol i la mida de cada encapçalament</text:p>
            </text:list-item>
          </text:list>
        </text:list-item>
      </text:list>
      <text:p text:style-name="Textbody"><text:span text:style-name="T38">RESPOSTA</text:span></text:p>
      <text:soft-page-break/>
      <text:list text:style-name="LFO6" text:continue-numbering="true">
        <text:list-item>
          <text:list>
            <text:list-item>
              <text:p text:style-name="P39">En quina trama es troba la resposta a aquesta petició?</text:p>
            </text:list-item>
          </text:list>
        </text:list-item>
      </text:list>
      <text:p text:style-name="Textbody"><text:span text:style-name="T40">RESPOSTA</text:span></text:p>
      <text:list text:style-name="LFO6" text:continue-numbering="true">
        <text:list-item>
          <text:list>
            <text:list-item>
              <text:p text:style-name="P41">Quina és la resposta?</text:p>
            </text:list-item>
          </text:list>
        </text:list-item>
      </text:list>
      <text:p text:style-name="Textbody"><text:span text:style-name="T42">RESPOSTA</text:span></text:p>
      <text:p text:style-name="Textbody"/>
      <text:list text:style-name="LFO6" text:continue-numbering="true">
        <text:list-item>
          <text:p text:style-name="P43">Analitza les trames que utilitzen el protocol HTTP</text:p>
          <text:list text:continue-numbering="true">
            <text:list-item>
              <text:p text:style-name="P44">En quina trama es fa la petició de la URL<text:s/><text:span text:style-name="T45">www.google.es</text:span>?</text:p>
            </text:list-item>
          </text:list>
        </text:list-item>
      </text:list>
      <text:p text:style-name="Textbody"><text:span text:style-name="T46">RESPOSTA</text:span></text:p>
      <text:list text:style-name="LFO6" text:continue-numbering="true">
        <text:list-item>
          <text:list>
            <text:list-item>
              <text:p text:style-name="P47">Indica les IPs i els ports d'origen i de destí</text:p>
            </text:list-item>
          </text:list>
        </text:list-item>
      </text:list>
      <text:p text:style-name="Textbody"><text:span text:style-name="T48">RESPOSTA</text:span></text:p>
      <text:list text:style-name="LFO6" text:continue-numbering="true">
        <text:list-item>
          <text:list>
            <text:list-item>
              <text:p text:style-name="P49">Fes un esquema de la trama indicant el protocol i la mida de cada encapçalament</text:p>
            </text:list-item>
          </text:list>
        </text:list-item>
      </text:list>
      <text:p text:style-name="Textbody"><text:span text:style-name="T50">RES</text:span><text:span text:style-name="T51">POSTA</text:span></text:p>
      <text:list text:style-name="LFO6" text:continue-numbering="true">
        <text:list-item>
          <text:list>
            <text:list-item>
              <text:p text:style-name="P52">En quina trama s'obté la resposta?</text:p>
            </text:list-item>
          </text:list>
        </text:list-item>
      </text:list>
      <text:p text:style-name="Textbody"><text:span text:style-name="T53">RESPOSTA</text:span></text:p>
      <text:list text:style-name="LFO6" text:continue-numbering="true">
        <text:list-item>
          <text:list>
            <text:list-item>
              <text:p text:style-name="P54">Quants segments conté la resposta?</text:p>
            </text:list-item>
          </text:list>
        </text:list-item>
      </text:list>
      <text:p text:style-name="Textbody"><text:span text:style-name="T55">RESPOSTA</text:span></text:p>
      <text:list text:style-name="LFO6" text:continue-numbering="true">
        <text:list-item>
          <text:list>
            <text:list-item>
              <text:p text:style-name="P56">Quina és la mida de la majoria dels segments?</text:p>
            </text:list-item>
          </text:list>
        </text:list-item>
      </text:list>
      <text:p text:style-name="Textbody"><text:span text:style-name="T57">RESPOSTA</text:span></text:p>
      <text:p text:style-name="Textbody"/>
      <text:p text:style-name="Textbody"/>
      <text:h text:style-name="Título2" text:outline-level="2">CAPTURA I ANÀLISI DE TRAMES (2 punts)</text:h>
      <text:p text:style-name="Textbody"/>
      <text:p text:style-name="Textbody">Realitza els següents exercicis amb Wireshark i contesta les preguntes en<text:s/><text:span text:style-name="Configuración">color blau</text:span>.</text:p>
      <text:p text:style-name="Textbody"/>
      <text:p text:style-name="Textbody">Abans de començar la captura de dades tingues preparades les següents accions:</text:p>
      <text:list text:style-name="LFO5" text:continue-numbering="true">
        <text:list-item>
          <text:p text:style-name="P58">En un terminal, escriu la comanda<text:s/><text:span text:style-name="T59">ping 192.168.107.192</text:span></text:p>
        </text:list-item>
        <text:list-item>
          <text:p text:style-name="P60">En un terminal, escriu la comanda<text:s/><text:span text:style-name="T61">ping google.es</text:span></text:p>
        </text:list-item>
        <text:list-item>
          <text:p text:style-name="P62">Obre el navegador i posa l'adreça<text:s/><text:span text:style-name="T63">google.es</text:span></text:p>
        </text:list-item>
      </text:list>
      <text:p text:style-name="Textbody"/>
      <text:p text:style-name="Textbody">Comença<text:s/>la captura i executa les accions anteriors</text:p>
      <text:p text:style-name="Textbody">Atura la captura de dades i<text:s/>guarda-la</text:p>
      <text:p text:style-name="Textbody"/>
      <text:list text:style-name="LFO5" text:continue-numbering="true">
        <text:list-item>
          <text:p text:style-name="P64">Filtra el protocol<text:s/><text:span text:style-name="T65">ARP</text:span><text:s/>i enganxa a continuació una captura de pantalla.</text:p>
        </text:list-item>
      </text:list>
      <text:p text:style-name="Textbody"><text:span text:style-name="T66">CAPTURA</text:span></text:p>
      <text:list text:style-name="LFO5" text:continue-numbering="true">
        <text:list-item>
          <text:list>
            <text:list-item>
              <text:p text:style-name="P67">Quin filtre addicional aplicaries per filtrar només els missatges de Broadcast?</text:p>
            </text:list-item>
          </text:list>
        </text:list-item>
      </text:list>
      <text:p text:style-name="Textbody"><text:span text:style-name="T68">RESPOSTA</text:span></text:p>
      <text:list text:style-name="LFO5" text:continue-numbering="true">
        <text:list-item>
          <text:p text:style-name="P69">Filtra el protocol<text:s/><text:span text:style-name="T70">ICMP</text:span><text:s/>i enganxa a continuació una captura de pantalla.</text:p>
        </text:list-item>
      </text:list>
      <text:p text:style-name="Textbody"><text:span text:style-name="T71">CA</text:span><text:span text:style-name="T72">PTURA</text:span></text:p>
      <text:list text:style-name="LFO5" text:continue-numbering="true">
        <text:list-item>
          <text:list>
            <text:list-item>
              <text:p text:style-name="P73">Quin filtre addicional aplicaries per filtrar només el missatges de resposta al ping?</text:p>
            </text:list-item>
          </text:list>
        </text:list-item>
      </text:list>
      <text:p text:style-name="Textbody"><text:span text:style-name="T74">RESPOSTA</text:span></text:p>
      <text:list text:style-name="LFO5" text:continue-numbering="true">
        <text:list-item>
          <text:p text:style-name="P75">Filtra el protocol<text:s/><text:span text:style-name="T76">DNS</text:span><text:s/>i enganxa a continuació una captura de pantalla.</text:p>
        </text:list-item>
      </text:list>
      <text:p text:style-name="Textbody"><text:span text:style-name="T77">CAPTURA</text:span></text:p>
      <text:list text:style-name="LFO5" text:continue-numbering="true">
        <text:list-item>
          <text:p text:style-name="P78">Filtra el protocol<text:s/><text:span text:style-name="T79">HTTP</text:span><text:s/>i enganxa a continuació una captura de pantalla.</text:p>
        </text:list-item>
      </text:list>
      <text:p text:style-name="Textbody"><text:span text:style-name="T80">CA</text:span><text:span text:style-name="T81">PTURA</text:span></text:p>
      <text:p text:style-name="Textbody"/>
      <text:p text:style-name="Textbody"/>
      <text:h text:style-name="Título2" text:outline-level="2">ACTIVITATS OPCIONALS (2 punts)</text:h>
      <text:p text:style-name="Textbody"/>
      <text:p text:style-name="Textbody">Analitza amb detall un missatge<text:s/><text:span text:style-name="T82">DHCP</text:span><text:s/>(es poden obtenir amb les comandes<text:s/><text:span text:style-name="T83">ipconfig /release</text:span><text:s/>i<text:s/><text:span text:style-name="T84">ipconfig /renew</text:span>).</text:p>
      <text:list text:style-name="LFO5" text:continue-numbering="true">
        <text:list-item>
          <text:p text:style-name="P85">Explica per a què serveix aquest protocol</text:p>
        </text:list-item>
      </text:list>
      <text:p text:style-name="Textbody"><text:span text:style-name="T86">RESPOSTA</text:span></text:p>
      <text:list text:style-name="LFO5" text:continue-numbering="true">
        <text:list-item>
          <text:p text:style-name="P87">Indica la mida de l’encapçalament de cada capa i les<text:s/>dades més importants què contenen</text:p>
        </text:list-item>
      </text:list>
      <text:p text:style-name="Textbody"><text:span text:style-name="T88">RESPOSTA</text:span></text:p>
      <text:list text:style-name="LFO5" text:continue-numbering="true">
        <text:list-item>
          <text:p text:style-name="P89">Enganxa una captura de pantalla on es vegin les dades principals del missatge</text:p>
        </text:list-item>
      </text:list>
      <text:p text:style-name="Textbody"><text:span text:style-name="T90">CAPTURES</text:span></text:p>
      <text:p text:style-name="Textbody"/>
      <text:p text:style-name="Textbody">Captura la validació d’usuari (login) a la pàgina<text:s/>següent<text:s/><text:a xlink:href="http://laspaginasverdes.com/login/" office:target-frame-name="_top" xlink:show="replace"><text:span text:style-name="Hipervínculo">http://laspaginasverdes.com/login/</text:span></text:a><text:s/>(no cal registrar-se, només posar un usuari i contrasenya inventat i prémer el botó `Acceder`)<text:s/>.</text:p>
      <text:list text:style-name="LFO5" text:continue-numbering="true">
        <text:list-item>
          <text:p text:style-name="P91">Localitza la trama <text:s/>en la què s’envia l’usuari i la contrasenya i mostra aquestes dades.</text:p>
        </text:list-item>
      </text:list>
      <text:p text:style-name="Textbody"><text:span text:style-name="T92">CAPTURA</text:span></text:p>
      <text:p text:style-name="Textbody"/>
      <text:p text:style-name="Textbody">Captura la validació d’usuari (login) a la pàgina de NetAcad.</text:p>
      <text:list text:style-name="LFO5" text:continue-numbering="true">
        <text:list-item>
          <text:p text:style-name="P93">Intenta localitzar la trama<text:bookmark-start text:name="__DdeLink__440_58185828"/><text:s/>en la què s’envia l’usuari i la contrasenya.<text:bookmark-end text:name="__DdeLink__440_58185828"/></text:p>
        </text:list-item>
      </text:list>
      <text:p text:style-name="Textbody"><text:span text:style-name="T94">CAPTURA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Droid Sans Mono" svg:font-family="Droid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ca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.1576in" fo:margin-bottom="0.0395in" fo:margin-left="0.5902in">
        <style:tab-stops/>
      </style:paragraph-properties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18in" fo:margin-bottom="0.0395in" fo:margin-left="0.2951in">
        <style:tab-stops/>
      </style:paragraph-properties>
      <style:text-properties fo:font-weight="bold" style:font-weight-asian="bold" fo:font-style="italic" style:font-style-asian="italic" style:font-style-complex="italic" fo:font-size="14pt" style:font-size-asian="1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18in" fo:margin-bottom="0.0395in" fo:margin-left="0.118in">
        <style:tab-stops/>
      </style:paragraph-properties>
      <style:text-properties fo:font-weight="bold" style:font-weight-asian="bold" style:font-weight-complex="bold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395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ítulo" style:display-name="Título" style:family="paragraph" style:parent-style-name="Standard" style:next-style-name="Textbody">
      <style:paragraph-properties fo:text-align="center" fo:margin-top="0.0395in" fo:margin-bottom="0.0395in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font-size="14pt" style:font-size-asian="14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style:font-size-complex="16pt" fo:hyphenate="false"/>
    </style:style>
    <style:style style:name="Código" style:display-name="Código" style:family="paragraph" style:parent-style-name="Standard">
      <style:paragraph-properties fo:border="0.0034in dotted #000000" fo:padding="0.0138in" style:shadow="none" fo:margin-left="0.5902in" fo:text-indent="-0.5902in" fo:background-color="#E6E6E6">
        <style:tab-stops/>
      </style:paragraph-properties>
      <style:text-properties style:font-name="Courier New" style:font-name-asian="Courier New" style:font-name-complex="Courier New" fo:hyphenate="false"/>
    </style:style>
    <style:style style:name="Consola" style:display-name="Consola" style:family="paragraph" style:parent-style-name="Codi">
      <style:paragraph-properties fo:background-color="#333333"/>
      <style:text-properties fo:color="#FFFFFF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89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Resposta" style:display-name="Resposta" style:family="paragraph" style:parent-style-name="Textbody">
      <style:text-properties fo:color="#0000FF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44in"/>
        </style:tab-stops>
      </style:paragraph-properties>
      <style:text-properties fo:hyphenate="false"/>
    </style:style>
    <style:style style:name="Important" style:display-name="Important" style:family="paragraph" style:parent-style-name="Textbody" style:next-style-name="Textbody">
      <style:paragraph-properties fo:background-color="#FFFF99"/>
      <style:text-properties fo:hyphenate="false"/>
    </style:style>
    <style:style style:name="Codi" style:display-name="Codi" style:family="paragraph" style:parent-style-name="Standard">
      <style:paragraph-properties fo:border="0.0034in dotted #000000" fo:padding="0.0138in" style:shadow="none" fo:margin-left="0.5902in" fo:text-indent="-0.5902in" fo:background-color="#E6E6E6">
        <style:tab-stops/>
      </style:paragraph-properties>
      <style:text-properties style:font-name="Courier New" style:font-name-asian="Courier New" style:font-name-complex="Courier New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ptioncharacters" style:display-name="Caption characters" style:family="text"/>
    <style:style style:name="NumberingSymbols" style:display-name="Numbering Symbols" style:family="text"/>
    <style:style style:name="IndexLink" style:display-name="Index Link" style:family="text"/>
    <style:style style:name="Comando" style:display-name="Comando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nfiguración" style:display-name="Configuración" style:family="text">
      <style:text-properties style:font-name="Arial" style:font-name-asian="Arial" style:font-name-complex="Arial" fo:font-weight="bold" style:font-weight-asian="bold" fo:color="#0000FF" fo:font-size="10.5pt" style:font-size-asian="10.5pt"/>
    </style:style>
    <style:style style:name="SourceText" style:display-name="Source Text" style:family="text">
      <style:text-properties style:font-name="Droid Sans Mono" style:font-name-asian="Droid Sans Mono" style:font-name-complex="Droid Sans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oCorregir" style:display-name="NoCorregir" style:family="text">
      <style:text-properties fo:font-size="10.5pt" style:font-size-asian="10.5pt"/>
    </style:style>
    <style:style style:name="Marcador" style:display-name="Marcador" style:family="text">
      <style:text-properties fo:font-weight="bold" style:font-weight-asian="bold" fo:color="#FFFF00" fo:font-size="10.5pt" style:font-size-asian="10.5pt"/>
    </style:style>
    <style:style style:name="Destacat" style:display-name="Destacat" style:family="text">
      <style:text-properties fo:font-weight="bold" style:font-weight-asian="bold" fo:font-size="10.5pt" style:font-size-asian="10.5pt"/>
    </style:style>
    <style:style style:name="Configuració" style:display-name="Configuració" style:family="text">
      <style:text-properties style:font-name="Courier New" style:font-name-asian="Courier New" style:font-name-complex="Courier New" fo:font-weight="bold" style:font-weight-asian="bold" fo:font-style="normal" style:font-style-asian="normal" fo:color="#0000FF" fo:font-size="10.5pt" style:font-size-asian="10.5pt" fo:background-color="transparent"/>
    </style:style>
    <style:style style:name="Comanda" style:display-name="Comanda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3152in" text:min-label-width="0.1569in" text:list-level-position-and-space-mode="label-alignment">
          <style:list-level-label-alignment text:label-followed-by="listtab" fo:margin-left="0.4722in" fo:text-indent="-0.1569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 - " style:num-format="1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number>
      <text:list-level-style-number text:level="2" style:num-suffix=") " style:num-format="a" style:num-letter-sync="true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2" style:parent-style-name="Encabezado" style:family="paragraph">
      <style:text-properties fo:color="#808080" fo:font-size="10pt" style:font-size-asian="10pt" style:font-size-complex="10pt"/>
    </style:style>
    <style:style style:name="P3" style:parent-style-name="Piedepágina" style:family="paragraph">
      <style:paragraph-properties fo:text-align="end">
        <style:tab-stops>
          <style:tab-stop style:type="center" style:position="3.3458in"/>
          <style:tab-stop style:type="right" style:position="7.0833in"/>
        </style:tab-stops>
      </style:paragraph-properties>
    </style:style>
    <style:style style:name="T4" style:parent-style-name="Fuentedepárrafopredeter." style:family="text">
      <style:text-properties fo:color="#808080" fo:font-size="10pt" style:font-size-asian="10pt" style:font-size-complex="10pt"/>
    </style:style>
    <style:style style:name="T5" style:parent-style-name="Fuentedepárrafopredeter." style:family="text">
      <style:text-properties fo:color="#808080" fo:font-size="10pt" style:font-size-asian="10pt" style:font-size-complex="10pt"/>
    </style:style>
    <style:style style:name="T6" style:parent-style-name="Fuentedepárrafopredeter." style:family="text">
      <style:text-properties fo:color="#808080" fo:font-size="10pt" style:font-size-asian="10pt" style:font-size-complex="10pt"/>
    </style:style>
    <style:style style:name="T7" style:parent-style-name="Fuentedepárrafopredeter." style:family="text">
      <style:text-properties fo:color="#808080"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><draw:frame draw:style-name="a0" draw:name="Imagen1" text:anchor-type="as-char" svg:x="0in" svg:y="0in" svg:width="1.09449in" svg:height="0.23189in" style:rel-width="scale" style:rel-height="scale"><draw:image xlink:href="media/image1.png" xlink:type="simple" xlink:show="embed" xlink:actuate="onLoad"/><svg:title/><svg:desc/></draw:frame></text:p>
        <text:p text:style-name="P2">INS Sa Palomera</text:p>
      </style:header>
      <style:footer>
        <text:p text:style-name="P3"><text:span text:style-name="T4">Pàgina<text:s/></text:span><text:span text:style-name="T5"><text:page-number text:fixed="false">2</text:page-number></text:span><text:span text:style-name="T6"><text:s/>de<text:s/></text:span><text:span text:style-name="T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SAPA</dc:title>
    <dc:creator>Alvarez Babio, Enric</dc:creator>
    <meta:creation-date>2014-09-24T14:26:00Z</meta:creation-date>
    <dc:date>2021-10-24T21:49:00Z</dc:date>
    <meta:template xlink:href="PSAPA" xlink:type="simple"/>
    <meta:editing-cycles>74</meta:editing-cycles>
    <meta:editing-duration>PT179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7" meta:word-count="586" meta:character-count="3921" meta:row-count="27" meta:non-whitespace-character-count="3342"/>
  </office:meta>
</office:document-meta>
</file>